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style:text-position="super 58%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9">
      <style:paragraph-properties fo:margin-top="0in" fo:margin-bottom="0in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LearnOSM</text:p>
      <text:p text:style-name="Text_20_body"><text:a xlink:type="simple" xlink:href="" office:name=""><text:span text:style-name="Definition">English</text:span></text:a> | <text:a xlink:type="simple" xlink:href="" office:name=""><text:span text:style-name="Definition">Czech</text:span></text:a> | <text:a xlink:type="simple" xlink:href="" office:name=""><text:span text:style-name="Definition">Deutsch</text:span></text:a> | <text:a xlink:type="simple" xlink:href="" office:name=""><text:span text:style-name="Definition">Español</text:span></text:a> | <text:a xlink:type="simple" xlink:href="" office:name=""><text:span text:style-name="Definition">فارسی</text:span></text:a> | <text:a xlink:type="simple" xlink:href="" office:name=""><text:span text:style-name="Definition">Français</text:span></text:a> | <text:a xlink:type="simple" xlink:href="" office:name=""><text:span text:style-name="Definition">Hrvatski</text:span></text:a> | <text:a xlink:type="simple" xlink:href="" office:name=""><text:span text:style-name="Definition">Bahasa Indonesia</text:span></text:a> | <text:a xlink:type="simple" xlink:href="" office:name=""><text:span text:style-name="Definition">Italiano</text:span></text:a> | <text:a xlink:type="simple" xlink:href="" office:name=""><text:span text:style-name="Definition">日本語</text:span></text:a> | <text:a xlink:type="simple" xlink:href="" office:name=""><text:span text:style-name="Definition">ဗမာ</text:span></text:a> | <text:a xlink:type="simple" xlink:href="" office:name=""><text:span text:style-name="Definition">Norsk</text:span></text:a> | <text:a xlink:type="simple" xlink:href="" office:name=""><text:span text:style-name="Definition">Nederlands</text:span></text:a> | <text:a xlink:type="simple" xlink:href="" office:name=""><text:span text:style-name="Definition">Português</text:span></text:a> | <text:a xlink:type="simple" xlink:href="" office:name=""><text:span text:style-name="Definition">Русский</text:span></text:a> | <text:a xlink:type="simple" xlink:href="" office:name=""><text:span text:style-name="Definition">Kiswahili</text:span></text:a> | <text:a xlink:type="simple" xlink:href="" office:name=""><text:span text:style-name="Definition">Українська</text:span></text:a> | <text:a xlink:type="simple" xlink:href="" office:name=""><text:span text:style-name="Definition">简体中文</text:span></text:a> | <text:a xlink:type="simple" xlink:href="" office:name=""><text:span text:style-name="Definition">zh-tw</text:span></text:a></text:p>
      <text:p text:style-name="Text_20_body"><text:a xlink:type="simple" xlink:href="/my" office:name=""><text:span text:style-name="Definition"/></text:a> OpenStreetMap အားတစ်ဆင့်ပြီးတစ်ဆင့်လေ့လာခြင်း</text:p>
      <text:p text:style-name="Text_20_body"><text:a xlink:type="simple" xlink:href="" office:name=""><text:span text:style-name="Definition">ကျွန်ုပ်တို့၏လမ်းညွှန်မှုများတိုးတက်အောင်ကူညီပါ။</text:span></text:a> <text:a xlink:type="simple" xlink:href="/my/contribute/" office:name=""><text:span text:style-name="Definition"/></text:a></text:p>
      <text:list text:style-name="L1">
        <text:list-item>
          <text:p text:style-name="P1"><text:a xlink:type="simple" xlink:href="/my/beginner/" office:name=""><text:span text:style-name="Definition">စတင်အသုံးပြုသူအတွက် လမ်းညွှန်</text:span></text:a></text:p>
        </text:list-item>
        <text:list-item>
          <text:p text:style-name="P1"><text:a xlink:type="simple" xlink:href="/my/beginner/introduction/" office:name=""><text:span text:style-name="Definition">နိဒါန်း</text:span></text:a></text:p>
        </text:list-item>
        <text:list-item>
          <text:p text:style-name="P1"><text:a xlink:type="simple" xlink:href="/my/beginner/start-osm/" office:name=""><text:span text:style-name="Definition">OpenStreetMap.org</text:span></text:a></text:p>
        </text:list-item>
        <text:list-item>
          <text:p text:style-name="P1"><text:a xlink:type="simple" xlink:href="/my/beginner/id-editor/" office:name=""><text:span text:style-name="Definition">iD အသုံးပြုတည်းဖြတ်ခြင်း</text:span></text:a></text:p>
        </text:list-item>
        <text:list-item>
          <text:p text:style-name="P1"><text:a xlink:type="simple" xlink:href="/my/beginner/glossary/" office:name=""><text:span text:style-name="Definition">ဝေါဟာရအနက်အဓိပ္ပါယ်</text:span></text:a></text:p>
        </text:list-item>
        <text:list-item>
          <text:p text:style-name="P1"><text:a xlink:type="simple" xlink:href="/my/beginner/moving-forward/" office:name=""><text:span text:style-name="Definition">ဆက်လက်လေ့လာခြင်း</text:span></text:a></text:p>
        </text:list-item>
      </text:list>
      <text:list text:style-name="L2">
        <text:list-item>
          <text:p text:style-name="P2"><text:a xlink:type="simple" xlink:href="" office:name=""><text:span text:style-name="Definition">Other guides</text:span></text:a></text:p>
        </text:list-item>
        <text:list-item>
          <text:p text:style-name="P2"><text:a xlink:type="simple" xlink:href="/my/josm/" office:name=""><text:span text:style-name="Definition">JOSM - အသေးစိတ်ပြင်ဆင်တည်းဖြတ်ခြင်း</text:span></text:a></text:p>
        </text:list-item>
        <text:list-item>
          <text:p text:style-name="P2"><text:a xlink:type="simple" xlink:href="/my/mobile-mapping/" office:name=""><text:span text:style-name="Definition">လက်ကိုင်ဖုန်း (သို့) GPS (သို့) စာရွက်ဖြင့် မြေပုံဆွဲခြင်း</text:span></text:a></text:p>
        </text:list-item>
        <text:list-item>
          <text:p text:style-name="P2"><text:a xlink:type="simple" xlink:href="/my/osm-data/" office:name=""><text:span text:style-name="Definition">OSM ၏အချက်အလက်များ</text:span></text:a></text:p>
        </text:list-item>
        <text:list-item>
          <text:p text:style-name="P2"><text:a xlink:type="simple" xlink:href="/my/coordination/" office:name=""><text:span text:style-name="Definition">အတူတကွပူးပေါင်းပါဝင်ဆောင်ရွက်ခြင်း</text:span></text:a></text:p>
        </text:list-item>
      </text:list>
      <text:h text:style-name="Heading_20_1" text:outline-level="1">iD အသုံးပြုတည်းဖြတ်ခြင်း</text:h>
      <text:p text:style-name="P3">ဤလမ်းညွှန်ချက်ကို <text:a xlink:type="simple" xlink:href="/files/beginner_id-editor_my.odt" office:name=""><text:span text:style-name="Definition">beginner_id-editor_my.odt</text:span></text:a> (သို့မဟုတ်) <text:a xlink:type="simple" xlink:href="/files/beginner_id-editor_my.pdf" office:name=""><text:span text:style-name="Definition">beginner_id-editor_my.pdf</text:span></text:a> တွင် download ပြုလုပ်၍ရယူနိုင်ပါသည်။<text:line-break/>Reviewed 2016-02-08</text:p>
      <text:p text:style-name="First_20_paragraph">iDအသုံးပြုတည်းဖြတ်ခြင်း (iD Editor) မှာ အချက်အလက်များပေါ်အခြေတည်၍ browser မှတစ်ဆင့်မြေပုံပြင်ဆင်တည်းဖြတ်မှုပုံစံတစ်မျိုးဖြစ်သည်။ အသုံးပြုရ မြန်ဆန်လွယ်ကူပြီး ဂြိုဟ်တုနှင့် ကောင်းကင်ဓါတ်ပုံများ၊ GPS ၊ စာရွက်စာတမ်း သို့မဟုတ် မြေပုံများကဲ့သို့ အရင်းအမြစ်များမှ အမျိုးမျိုးသောအချက်အလက်များကို သုံး၍မြေပုံရေးဆွဲခြင်းကိုလည်း ခွင့်ပြုထားပါသည်။</text:p>
      <text:p text:style-name="Text_20_body">မြေပုံတည်းဖြတ်မှုဆိုင်ရာအဆင့်မြင့်ဆော့ဖ်ဝဲလ်တစ်ခုဖြစ်သည့် JOSM ၏အဆင့်မြင့်အင်္ဂါရပ်များအသုံးပြုရန်မလိုသော အသေးစားနှင့် လွယ်ကူသောပြုပြင်ပြောင်းလဲမှုများတွင် iD အသုံးပြု တည်းဖြတ်ခြင်းသည် နည်းလမ်းကောင်းတစ်ရပ်ဖြစ်၏။ ဤအခန်းတွင် iD အသုံးပြုတည်းဖြတ်မှု၏ အခြေခံအကြောင်းအရာများကို ဖော်ပြသွားမည်ဖြစ်သည်။</text:p>
      <text:h text:style-name="Heading_20_2" text:outline-level="2">iD Editor ဖြင့် စတင်ဆောင်ရွက်ခြင်း</text:h>
      <text:list text:style-name="L3">
        <text:list-item>
          <text:p text:style-name="P4">iD အသုံးပြုတည်းဖြတ်မှုအတွက် ကွန်ပျူတာကို အင်တာနက်ချိတ်ဆက်ထားရန်လိုသည်။</text:p>
        </text:list-item>
        <text:list-item>
          <text:p text:style-name="P4">အင်တာနက် browser ကိုဖွင့်ပြီး <text:a xlink:type="simple" xlink:href="http://www.openstreetmap.org" office:name=""><text:span text:style-name="Definition">http://www.openstreetmap.org</text:span></text:a> ဟုရိုက်နှိပ်ရှာဖွေပါ။</text:p>
        </text:list-item>
        <text:list-item>
          <text:p text:style-name="P4">သင်၏ OpenStreetMap အကောင့်ကို <text:span text:style-name="T1">Login</text:span> ဝင်ပါ။</text:p>
        </text:list-item>
        <text:list-item>
          <text:p text:style-name="P4">သင်တည်းဖြတ်လိုသောမြေပုံအပိုင်းကိုရှာဖွေပါ။ (mouse ၏ ဘယ်ဘက်ခလုတ်ကိုဖိထားလျက် မြေပုံကို သင်လိုရာအပိုင်းသို့ ရွှေ့ပြောင်းသွားလာနိုင်သည်။ )</text:p>
        </text:list-item>
        <text:list-item>
          <text:p text:style-name="P4">ထို့နောက် <text:span text:style-name="T2">Edit</text:span> ဟုဖော်ပြထားသောခလုတ်၏နောက်တွင်ရှိသော မြားခေါင်းငယ်လေးကိုနှိပ်ပါ။ ကျလာသောအကွက်မှ <text:span text:style-name="T3">Edit</text:span><text:span text:style-name="T4"> </text:span><text:span text:style-name="T5">with</text:span><text:span text:style-name="T6"> </text:span><text:span text:style-name="T7">iD</text:span><text:span text:style-name="T8"> </text:span><text:span text:style-name="T9">(in-browser</text:span><text:span text:style-name="T10"> </text:span><text:span text:style-name="T11">editor)</text:span> ကို ရွေးချယ်ပါ။ အောက်ပါပုံတွင် ရှုမြင်နိုင်သည်။</text:p>
        </text:list-item>
      </text:list>
      <text:p text:style-name="First_20_paragraph"><draw:frame draw:name="img1" svg:width="390.0pt" svg:height="219.0pt"><draw:image xlink:href="Pictures/0.png" xlink:type="simple" xlink:show="embed" xlink:actuate="onLoad"/></draw:frame></text:p>
      <text:h text:style-name="Heading_20_2" text:outline-level="2">ပြင်ဆင်တည်းဖြတ်မှုလုပ်ကိုင်ရန်အတွက်မြင်ကွင်း</text:h>
      <text:p text:style-name="First_20_paragraph"><draw:frame draw:name="img2" svg:width="390.0pt" svg:height="219.0pt"><draw:image xlink:href="Pictures/1.png" xlink:type="simple" xlink:show="embed" xlink:actuate="onLoad"/></draw:frame></text:p>
      <text:p text:style-name="Text_20_body">၁။ <text:span text:style-name="T12">ပါဝင်သောအင်္ဂါရပ်များကိုပြင်ဆင်ရန်နေရာ</text:span>။ ။မြေပုံပေါ်တွင်ရွေးချယ်လိုက်သောအရာဝတ္ထု၏ အညွှန်းကိုပြသည့်နေရာဖြစ်သည်။<text:line-break/>လိုအပ်သလို ပြင်ဆင်ဖြည့်စွက်မှု ပြုလုပ်နိုင်သည်။<text:line-break/>၂။ <text:span text:style-name="T13">ကိရိယာများ</text:span>။ ။ပြင်ဆင်တည်းဖြတ်ရန်ကိရိယာများကို ဖော်ပြထားသည့်နေရာဖြစ်သည်။<text:line-break/>အမှတ်(အစက်) (<text:span text:style-name="T14">ကွန်ပျူတာကီးဘုတ်မှ</text:span> <text:span text:style-name="T15">1</text:span> <text:span text:style-name="T16">ခလုတ်</text:span> ဖြင့်လည်းသုံးနိုင်သည်)<draw:frame draw:name="img3" svg:width="0.575in" svg:height="0.25000in"><draw:image xlink:href="Pictures/2.png" xlink:type="simple" xlink:show="embed" xlink:actuate="onLoad"/></draw:frame><text:line-break/>မျဉ်းကြောင်း (<text:span text:style-name="T17">ကွန်ပျူတာကီးဘုတ်မှ</text:span> <text:span text:style-name="T18">2</text:span> <text:span text:style-name="T19">ခလုတ်</text:span> ဖြင့်လည်းသုံးနိုင်သည်) <draw:frame draw:name="img4" svg:width="0.6041666666666666in" svg:height="0.25000in"><draw:image xlink:href="Pictures/3.png" xlink:type="simple" xlink:show="embed" xlink:actuate="onLoad"/></draw:frame><text:line-break/>ပုံသဏ္ဍာန် (<text:span text:style-name="T20">ကွန်ပျူတာကီးဘုတ်မှ</text:span> <text:span text:style-name="T21">3</text:span> <text:span text:style-name="T22">ခလုတ်</text:span> ဖြင့်လည်းသုံးနိုင်သည်)<draw:frame draw:name="img5" svg:width="0.6397058823529411in" svg:height="0.25000in"><draw:image xlink:href="Pictures/4.png" xlink:type="simple" xlink:show="embed" xlink:actuate="onLoad"/></draw:frame><text:line-break/>ပြန်ဖျက်ရန် <text:span text:style-name="T23">(Ctrl+z)</text:span><draw:frame draw:name="img6" svg:width="0.2847222222222222in" svg:height="0.25000in"><draw:image xlink:href="Pictures/5.png" xlink:type="simple" xlink:show="embed" xlink:actuate="onLoad"/></draw:frame><text:line-break/>ထပ်မံပြုလုပ်ရန် <text:span text:style-name="T24">(Ctrl+y)</text:span> <draw:frame draw:name="img7" svg:width="0.2631578947368421in" svg:height="0.25000in"><draw:image xlink:href="Pictures/6.png" xlink:type="simple" xlink:show="embed" xlink:actuate="onLoad"/></draw:frame><text:line-break/>ပြောင်းလဲမှုများသိမ်းဆည်းရန် <text:span text:style-name="T25">(Ctrl+s)</text:span><draw:frame draw:name="img8" svg:width="0.6351351351351351in" svg:height="0.25000in"><draw:image xlink:href="Pictures/7.png" xlink:type="simple" xlink:show="embed" xlink:actuate="onLoad"/></draw:frame><text:line-break/>၃။ <text:span text:style-name="T26">မြေပုံ</text:span>။ ။မြေပုံအတွက်ပြုပြင်ပြောင်းလဲမှုပြုရန် ညာဖက်ဘေးနေရာတွင်ဖော်ပြထားသည်။<text:line-break/>မြင်ကွင်းချဲ့ရန်(<text:span text:style-name="T27">ကွန်ပျူတာကီးဘုတ်မှ</text:span><text:span text:style-name="T28"> </text:span><text:span text:style-name="T29">+</text:span><text:span text:style-name="T30"> </text:span><text:span text:style-name="T31">ခလုတ်</text:span>ဖြင့်လည်းသုံးနိုင်သည်) <draw:frame draw:name="img9" svg:width="0.25in" svg:height="0.25000in"><draw:image xlink:href="Pictures/8.png" xlink:type="simple" xlink:show="embed" xlink:actuate="onLoad"/></draw:frame><text:line-break/>မြင်ကွင်းချုံ့ရန်(<text:span text:style-name="T32">ကွန်ပျူတာကီးဘုတ်မှ</text:span><text:span text:style-name="T33"> </text:span><text:span text:style-name="T34">-</text:span><text:span text:style-name="T35"> </text:span><text:span text:style-name="T36">ခလုတ်</text:span>ဖြင့်လည်းသုံးနိုင်သည်) <draw:frame draw:name="img10" svg:width="0.25in" svg:height="0.25000in"><draw:image xlink:href="Pictures/9.png" xlink:type="simple" xlink:show="embed" xlink:actuate="onLoad"/></draw:frame><text:line-break/>နေရာတစ်ခုသို့သွားရန် <draw:frame draw:name="img11" svg:width="0.25in" svg:height="0.25000in"><draw:image xlink:href="Pictures/10.png" xlink:type="simple" xlink:show="embed" xlink:actuate="onLoad"/></draw:frame><text:line-break/>မြေပုံတွင်နောက်ခံအလွှာပြောင်းလဲဖော်ပြရန်(<text:span text:style-name="T37">ကွန်ပျူတာကီးဘုတ်မှ</text:span> <text:span text:style-name="T38">b</text:span> <text:span text:style-name="T39">ခလုတ်</text:span> ဖြင့်လည်းသုံးနိုင်သည်) <draw:frame draw:name="img12" svg:width="0.25735294117647056in" svg:height="0.25000in"><draw:image xlink:href="Pictures/11.png" xlink:type="simple" xlink:show="embed" xlink:actuate="onLoad"/></draw:frame><text:line-break/>မြေပုံအချက်အလက်(<text:span text:style-name="T40">ကွန်ပျူတာကီးဘုတ်မှ</text:span><text:span text:style-name="T41"> </text:span><text:span text:style-name="T42">f</text:span><text:span text:style-name="T43"> </text:span><text:span text:style-name="T44">ခလုတ်</text:span>ဖြင့်လည်းသုံးနိုင်သည်) <draw:frame draw:name="img13" svg:width="0.2682926829268293in" svg:height="0.25000in"><draw:image xlink:href="Pictures/12.png" xlink:type="simple" xlink:show="embed" xlink:actuate="onLoad"/></draw:frame><text:line-break/>အကူအညီရယူရန်(<text:span text:style-name="T45">ကွန်ပျူတာကီးဘုတ်မှ</text:span><text:span text:style-name="T46">h</text:span><text:span text:style-name="T47"> </text:span><text:span text:style-name="T48">ခလုတ်</text:span>ဖြင့်လည်းသုံးနိုင်သည်) <draw:frame draw:name="img14" svg:width="0.25735294117647056in" svg:height="0.25000in"><draw:image xlink:href="Pictures/13.png" xlink:type="simple" xlink:show="embed" xlink:actuate="onLoad"/></draw:frame><text:line-break/>၄။ <text:span text:style-name="T49">သတင်းအချက်အလက်နေရာ</text:span>။ ။မြေပုံ၏ အတိုင်းအတာနေရာစကေးနှင့် ထိုနေရာအတွက် ပေါင်းစပ်ဖြည့်သွင်းကြသူများ စသည့်အချက်အလက်များကိုပြသသည့်နေရာ ဖြစ်သည်။</text:p>
      <text:h text:style-name="Heading_20_2" text:outline-level="2">မြေပုံနောက်ခံအလွှာကို ပြင်ဆင်ခြင်း</text:h>
      <text:p text:style-name="First_20_paragraph">နောက်ခံအလွှာပြောင်းလဲရန် <text:span text:style-name="T50">ကွန်ပျူတာကီးဘုတ်မှ</text:span> <text:span text:style-name="T51">b</text:span> <text:span text:style-name="T52">ခလုတ်</text:span> သို့မဟုတ် ပုံတွင်ပြထားသည့်အတိုင်း<text:span text:style-name="T53">နောက်ခံအပြင်အဆင်များ(Background</text:span><text:span text:style-name="T54"> </text:span><text:span text:style-name="T55">settings)</text:span> ကိုနှိပ်ပါ။<draw:frame draw:name="img15" svg:width="0.25in" svg:height="0.25000in"><draw:image xlink:href="Pictures/14.png" xlink:type="simple" xlink:show="embed" xlink:actuate="onLoad"/></draw:frame><text:line-break/><draw:frame draw:name="img16" svg:width="234.75pt" svg:height="335.25pt"><draw:image xlink:href="Pictures/15.png" xlink:type="simple" xlink:show="embed" xlink:actuate="onLoad"/></draw:frame><text:line-break/><text:span text:style-name="T56">အလင်းအမှောင်အဆင့်</text:span> ချိန်ညှိရန်အတွက်အထက်ပုံတွင်ဖော်ပြထားသည့်အတိုင်း ၁၀၀% ၊ ၇၅% ၊ ၅၀%နှင့် ၂၅% စသည်ဖြင့် ချိန်ညှိနိုင်သည်။ <draw:frame draw:name="img17" svg:width="0.7352941176470589in" svg:height="0.25000in"><draw:image xlink:href="Pictures/16.png" xlink:type="simple" xlink:show="embed" xlink:actuate="onLoad"/></draw:frame><text:line-break/>ပေးထားသော အထောက်အပံ့(နေရာ၊ ဝတ္ထုတစ်ခုခု) တို့မှ သင့်စိတ်တိုင်းကျမှုအပေါ်အခြေခံ၍ <text:span text:style-name="T57">မြေပုံ၏နောက်ခံအလွှာကိုပြောင်းလဲနိုင်</text:span>ပါသည်။ ရယူသုံးစွဲနိုင်သည်။ (OSM အင်တာနက်စာမျက်နှာအတွက် မူလမြေပုံကို Bing Aerial Imagery မှရယူသုံးစွဲထားသည်။)</text:p>
      <text:p text:style-name="Text_20_body">မြေပုံဖော်ပြမှုကို ပြောင်းလဲလိုပါက<text:span text:style-name="T58">Custom</text:span>ကိုရွေးပါ။ ရှာဖွေရန်အတွက် ဘေးနားတွင်ရှိသော မှန်ဘီလူးပုံသဏ္ဍာန်လေးကို နှိပ်ပါက အောက်ပါပုံအတိုင်းမြင်တွေ့နိုင်သည်။ ပုံတွင် <text:span text:style-name="T59">Field</text:span><text:span text:style-name="T60"> </text:span><text:span text:style-name="T61">Paper</text:span><text:span text:style-name="T62"> </text:span><text:span text:style-name="T63">ထည့်သွင်းခြင်း</text:span> <text:a xlink:type="simple" xlink:href="#fn:fieldpaper" office:name=""><text:span text:style-name="Definition"><text:span text:style-name="T64">1</text:span></text:span></text:a> ကို ဥပမာပြထား၏။<text:line-break/><draw:frame draw:name="img18" svg:width="390.0pt" svg:height="150.0pt"><draw:image xlink:href="Pictures/17.png" xlink:type="simple" xlink:show="embed" xlink:actuate="onLoad"/></draw:frame><text:line-break/>အောက်တွင်ဖော်ပြထားသောအင်တာနက်လိပ်စာ <text:span text:style-name="T65">FieldPaper</text:span><text:span text:style-name="T66"> </text:span><text:span text:style-name="T67">snapshot</text:span><text:span text:style-name="T68"> </text:span><text:span text:style-name="T69">URL</text:span>ကို ကူးယူဖြည့်သွင်းပြီး လက်တွေ့ဆောင်ရွက်ကြည့်နိုင်ပါသည်။ <text:a xlink:type="simple" xlink:href="http://fieldpapers.org/snapshot.php?id=cqhmf2v9#18/37.80593/-122.22715" office:name=""><text:span text:style-name="Definition">http://fieldpapers.org/snapshot.php?id=cqhmf2v9#18/37.80593/-122.22715</text:span></text:a><text:line-break/><text:span text:style-name="T70">သင့်ကွန်ပျူတာတွင်</text:span><text:span text:style-name="T71"> </text:span><text:span text:style-name="T72">GPS</text:span><text:span text:style-name="T73"> </text:span><text:span text:style-name="T74">လမ်းကြောင်းပြသရန်</text:span>အတွက်(GPX ပုံစံဖြင့်) GPX ဖိုင်တခုကို iD Editor သို့ထည့်သွင်း အသုံးပြုနိုင်သည်။<text:line-break/>OpenStreetMap မှကျန်ရှိနေမည့် GPS လမ်းကြောင်းများကိုမြင်ရစေရန်အတွက်<text:span text:style-name="T75">OpenStreetMap</text:span><text:span text:style-name="T76"> </text:span><text:span text:style-name="T77">GPS</text:span><text:span text:style-name="T78"> </text:span><text:span text:style-name="T79">traces</text:span> ဘေးရှိအကွက်ကိုနှိပ်ပါ။ အောက်ဖက်ရှိပုံတွင်ပြထားသကဲ့သို့ အများပြည်သူနှင့်ဆိုင်သော GPS လမ်းကြောင်းများ(public GPS traces) များသည်အရောင်မျိုးစုံဖြင့်ပြနေပြီး သွားရာလမ်းကြောင်းကိုညွှန်ပြနေပါသည်။<text:line-break/><draw:frame draw:name="img19" svg:width="390.0pt" svg:height="258.75pt"><draw:image xlink:href="Pictures/18.png" xlink:type="simple" xlink:show="embed" xlink:actuate="onLoad"/></draw:frame><text:line-break/><text:span text:style-name="T80">ဓါတ်ပုံဖော်ပြမှုကို</text:span><text:span text:style-name="T81"> </text:span><text:span text:style-name="T82">ချိန်ညှိခြင်း</text:span><text:a xlink:type="simple" xlink:href="/en/josm/aerial-imagery" office:name=""><text:span text:style-name="Definition">imagery offset</text:span></text:a>ပြုလုပ်လိုပါက အောက်ဖက်ဆုံးတွင်ဖော်ပြထားသည့် <text:span text:style-name="T83">Fix</text:span><text:span text:style-name="T84"> </text:span><text:span text:style-name="T85">Alignment</text:span> ကိုနှိပ်ပါ။ <draw:frame draw:name="img20" svg:width="195.0pt" svg:height="66.0pt"><draw:image xlink:href="Pictures/19.png" xlink:type="simple" xlink:show="embed" xlink:actuate="onLoad"/></draw:frame></text:p>
      <text:list text:style-name="L4">
        <text:list-item>
          <text:p text:style-name="P5">နေရာပြောင်းလဲရွှေ့လျားရန်အတွက် မြားခေါင်းသဏ္ဍာန်ခလုတ်များကိုနှိပ်ပါ။ မူလနေရာသို့ပြန်သွားလိုပါက reset ခလုတ်ကိုနှိပ်ပါ။ <draw:frame draw:name="img21" svg:width="28.0pt" svg:height="25.0pt"><draw:image xlink:href="Pictures/20.png" xlink:type="simple" xlink:show="embed" xlink:actuate="onLoad"/></draw:frame></text:p>
        </text:list-item>
      </text:list>
      <text:h text:style-name="Heading_20_2" text:outline-level="2">iD ဖြင့်ပြင်ဆင်တည်းဖြတ်ခြင်းအခြေခံ</text:h>
      <text:h text:style-name="Heading_20_3" text:outline-level="3">တည်နေရာမှတ်များထည့်သွင်းခြင်း</text:h>
      <text:p text:style-name="First_20_paragraph">နေရာအမှတ်ပေါင်းထည့်ရန်အတွက်<text:span text:style-name="T86">Point</text:span> ခလုတ်ကိုနှိပ်ပါ။ <draw:frame draw:name="img22" svg:width="0.575in" svg:height="0.25000in"><draw:image xlink:href="Pictures/21.png" xlink:type="simple" xlink:show="embed" xlink:actuate="onLoad"/></draw:frame></text:p>
      <text:list text:style-name="L5">
        <text:list-item>
          <text:p text:style-name="P6">သင့် mouse ၏ ညွှန်ပြကိရိယာသည် (+) လက္ခဏာသို့ ပြောင်းလဲဖော်ပြမည်။ သင်သိရှိထားပြီးဖြစ်သော နေရာတစ်ခုသို့ရွှေ့လျက် နေရာအမှတ်အသားပြုပါ။ ဥပမာ … ဆေးရုံဟု သိထားသောနေရာ။<text:line-break/><draw:frame draw:name="img23" svg:width="432.0pt" svg:height="294.0pt"><draw:image xlink:href="Pictures/22.png" xlink:type="simple" xlink:show="embed" xlink:actuate="onLoad"/></draw:frame></text:p>
        </text:list-item>
        <text:list-item>
          <text:p text:style-name="P6">ထိုသို့ထည့်သွင်းလိုက်သည်နှင့် မြေပုံ၏ဘယ်ဘက်နေရာသည် သင်ရွေးချယ်သောအရာ၏ အချက်အလက်များဖြည့်သွင်းရန် ပြောင်းလဲဖော်ပြမည်ဖြစ်သည်။ ဆေးရုံအဖြစ်အမှတ်အသားပြုလုပ်ရန် <text:span text:style-name="T87">Hospital</text:span><text:span text:style-name="T88"> </text:span><text:span text:style-name="T89">Grounds</text:span> ကိုရွေးချယ်ပါ။ (အောက်ပုံတွင်ကြည့်)<text:line-break/><draw:frame draw:name="img24" svg:width="390.0pt" svg:height="249.75pt"><draw:image xlink:href="Pictures/23.png" xlink:type="simple" xlink:show="embed" xlink:actuate="onLoad"/></draw:frame></text:p>
        </text:list-item>
        <text:list-item>
          <text:p text:style-name="P6">ယင်းနောက်အသေးစိတ်အချက်အလက်များ ဖြည့်သွင်းပေးနိုင်သည်။ ဥပမာ … ဆေးရုံအမည်၊ လိပ်စာ စသည်ဖြင့်။ သတိပြုရမည်မှာ သင့်ရွေးချယ်မှုပေါ်မူတည်၍ ဖြည့်သွင်းရမည့်အချက်အလက်များ အပြောင်းအလဲရှိနိုင်ပါသည်။</text:p>
        </text:list-item>
        <text:list-item>
          <text:p text:style-name="P6">နေရာမှားဖော်ပြမိခြင်းကဲ့သို့ အမှားများရှိလာပါက အမှတ်အသားပြုသည့်နေရာပေါ်တွင် mouse ၏ ဘယ်ဘက်ခလုတ်ကိုဖိနှိပ်ပြီး နေရာသစ်တခုဆီသို့ရွေ့ပြောင်းနိုင်သည်။ နေရာအမှတ်အသားကို ပြန်ဖျက်လိုပါက mouse ၏ ဘယ်ဘက်ခလုတ်နှိပ်၍ အမှတ်အသားပြုကာ အမှိုက်ပုံးသဏ္ဍာန်ခလုတ်ကိုနှိပ်ပြီး ဖျက်ပစ်နိုင်ပါသည်။ <draw:frame draw:name="img25" svg:width="0.25757575757575757in" svg:height="0.25000in"><draw:image xlink:href="Pictures/24.png" xlink:type="simple" xlink:show="embed" xlink:actuate="onLoad"/></draw:frame><text:line-break/>iD Editor အတွင်းသတ်မှတ်လိုက်သော “အမှတ်”တစ်ခုသည် သီးသန့်တည်ရှိနေသော နေရာ အမှတ်တစ်ခုဖြစ်ပြီး “ဖော်ညွှန်းချက်များ”လည်းပါရှိမည်ဖြစ်သည်။ ၎င်းကို “node” ဟုခေါ်သည်။</text:p>
        </text:list-item>
      </text:list>
      <text:h text:style-name="Heading_20_3" text:outline-level="3">မျဉ်းကြောင်းများရေးဆွဲခြင်း</text:h>
      <text:p text:style-name="First_20_paragraph">မျဉ်းကြောင်းဆွဲရန်အတွက်<text:span text:style-name="T90">Line</text:span> ခလုတ်ကိုနှိပ်ပါ။ <draw:frame draw:name="img26" svg:width="0.6041666666666666in" svg:height="0.25000in"><draw:image xlink:href="Pictures/25.png" xlink:type="simple" xlink:show="embed" xlink:actuate="onLoad"/></draw:frame></text:p>
      <text:list text:style-name="L6">
        <text:list-item>
          <text:p text:style-name="P7">mouse ၏ ညွှန်ပြကိရိယာသည် (+) လက္ခဏာသို့ပြောင်းလဲဖော်ပြမည်။ မြေပုံတွင်မရေးဆွဲရသေးသော လမ်းကြောင်းတစ်ခုကို ရှာဖွေခြေရာကောက်ပါ။ လမ်းအစမှတ်တွင်တစ်ကြိမ်နှိပ်ပြီး mouse ကိုရွှေ့ပါ။ လမ်းကြောင်းတစ်လျှောက်တွင် အပိုဆောင်းထည့်သွင်းလိုသည်များရှိပါက တစ်ကြိမ်စီနှိပ်ပါ။ လမ်းအဆုံးမှတ်နေရာတွင် mouse ကို နှစ်ကြိမ်ဆက်နှိပ်ပြီး အဆုံးသတ်နိုင်သည်။ ထို့နောက် မြေပုံဘယ်ဘက်နေရာကိုကြည့်ပါ။ (အောက်ပုံတွင်ရှု)<text:line-break/><draw:frame draw:name="img27" svg:width="431.25pt" svg:height="289.5pt"><draw:image xlink:href="Pictures/26.png" xlink:type="simple" xlink:show="embed" xlink:actuate="onLoad"/></draw:frame></text:p>
        </text:list-item>
        <text:list-item>
          <text:p text:style-name="P7">မြေပုံနေရာအမှတ်အသားပြုစဉ်ကအတိုင်း ရည်ညွှန်းချက်ဖြည့်စွက်ရန် Line ကိုရွေးပါ။</text:p>
        </text:list-item>
        <text:list-item>
          <text:p text:style-name="P7">လမ်းကြောင်းပေါ်ရှိ အမှတ်အသားပြုခဲ့သောနေရာများတွင် mouse ၏ဘယ်ဘက်ခလုတ်ကို ဖိနှိပ်လျက်လိုရာသို့ဆွဲယူနိုင်သည်။</text:p>
        </text:list-item>
        <text:list-item>
          <text:p text:style-name="P7">မျဉ်းတစ်ကြောင်းလုံးကို ရွှေ့ယူလိုပါက မျဉ်းကြောင်းကို ရွေးချယ်ပြီး <text:span text:style-name="T91">Move</text:span><text:span text:style-name="T92"> </text:span><text:span text:style-name="T93">tool</text:span> ကိုအသုံးပြုနိုင်သည်။ ထို့နောက် မိမိရွှေ့ပြောင်းလိုသောနေရာသို့ မျဉ်းကြောင်းကို ဆွဲယူပါ။ <draw:frame draw:name="img28" svg:width="0.25in" svg:height="0.25000in"><draw:image xlink:href="Pictures/27.png" xlink:type="simple" xlink:show="embed" xlink:actuate="onLoad"/></draw:frame></text:p>
        </text:list-item>
        <text:list-item>
          <text:p text:style-name="P7">မျဉ်းကြောင်းပေါ်ရှိအမှတ်တခုစီပေါ်သို့ mouse ၏ဘယ်ဘက်ခလုတ်ကိုနှိပ်ပါက အောက်ပါကိရိယာများကိုမြင်တွေ့ရမည်ဖြစ်သည်။</text:p>
        </text:list-item>
        <text:list-item>
          <text:p text:style-name="P7">မျဉ်းကြောင်း (line) ပေါ်မှ အမှတ် (point) ကိုဖျက်မည်။ <draw:frame draw:name="img29" svg:width="0.25757575757575757in" svg:height="0.25000in"><draw:image xlink:href="Pictures/28.png" xlink:type="simple" xlink:show="embed" xlink:actuate="onLoad"/></draw:frame></text:p>
        </text:list-item>
        <text:list-item>
          <text:p text:style-name="P7">မျဉ်းကြောင်းနှင့်ဆက်သွယ်မှုကိုဖယ်ရှားမည်။ <draw:frame draw:name="img30" svg:width="0.25in" svg:height="0.25000in"><draw:image xlink:href="Pictures/29.png" xlink:type="simple" xlink:show="embed" xlink:actuate="onLoad"/></draw:frame></text:p>
        </text:list-item>
        <text:list-item>
          <text:p text:style-name="P7">ရွေးထားသောအမှတ်မှစတင်၍ မျဉ်းနှစ်ကြောင်း ခွဲရေးဆွဲမည်။ <draw:frame draw:name="img31" svg:width="0.25in" svg:height="0.25000in"><draw:image xlink:href="Pictures/30.png" xlink:type="simple" xlink:show="embed" xlink:actuate="onLoad"/></draw:frame></text:p>
        </text:list-item>
        <text:list-item>
          <text:p text:style-name="P7">Mouse ၏ ဘယ်ဘယ်ခလုတ်ကို မျဉ်းကြောင်းပေါ်သို့နှိပ်ပါက အောက်ပါကိရိယာများကို မြင်တွေ့ရမည်ဖြစ်သည်။</text:p>
        </text:list-item>
        <text:list-item>
          <text:p text:style-name="P7">မျဉ်းကြောင်းကိုဖျက်မည်။ <draw:frame draw:name="img32" svg:width="0.25757575757575757in" svg:height="0.25000in"><draw:image xlink:href="Pictures/31.png" xlink:type="simple" xlink:show="embed" xlink:actuate="onLoad"/></draw:frame></text:p>
        </text:list-item>
        <text:list-item>
          <text:p text:style-name="P7">အဝိုင်းပတ်ပုံဆွဲမည်။ (မျဉ်းကြောင်းအဆုံးသတ်မှသာ) <draw:frame draw:name="img33" svg:width="0.25in" svg:height="0.25000in"><draw:image xlink:href="Pictures/32.png" xlink:type="simple" xlink:show="embed" xlink:actuate="onLoad"/></draw:frame></text:p>
        </text:list-item>
        <text:list-item>
          <text:p text:style-name="P7">မျဉ်းကြောင်းကိုရွှေ့မည်။ <draw:frame draw:name="img34" svg:width="0.25in" svg:height="0.25000in"><draw:image xlink:href="Pictures/33.png" xlink:type="simple" xlink:show="embed" xlink:actuate="onLoad"/></draw:frame></text:p>
        </text:list-item>
        <text:list-item>
          <text:p text:style-name="P7">လေးထောင့်ပုံဆွဲမည်။ (မျဉ်းကြောင်းအဆုံးသတ်မှသာ) <draw:frame draw:name="img35" svg:width="0.25in" svg:height="0.25000in"><draw:image xlink:href="Pictures/34.png" xlink:type="simple" xlink:show="embed" xlink:actuate="onLoad"/></draw:frame></text:p>
        </text:list-item>
        <text:list-item>
          <text:p text:style-name="P7">မျဉ်းကြောင်း၏လားရာဘက်ကိုပြောင်းလဲဖော်ပြမည်။ ( မြစ်များနှင့်တစ်လမ်းမောင်းစနစ် လမ်းများအတွက်သင့်လျော်သည်) <draw:frame draw:name="img36" svg:width="0.25in" svg:height="0.25000in"><draw:image xlink:href="Pictures/35.png" xlink:type="simple" xlink:show="embed" xlink:actuate="onLoad"/></draw:frame></text:p>
        </text:list-item>
      </text:list>
      <text:p text:style-name="First_20_paragraph">iD Editor တွင် ထည့်သွင်းရေးဆွဲထားသော “မျဉ်းကြောင်း”တစ်ခုသည် “ဖော်ညွှန်းချက်များ”ပါရှိသော လမ်းကြောင်းတစ်ခုအဖြစ်ရှိနေမည်ဖြစ်သည်။ ယင်းကို “way” ဟုခေါ်သည်။</text:p>
      <text:p text:style-name="P8"><text:span text:style-name="T94">*ပယ်ဖျက်ခြင်း</text:span><text:span text:style-name="T95"> </text:span><text:span text:style-name="T96">**အတွက်အထူးမှတ်ချက်။</text:span><text:span text:style-name="T97"> </text:span><text:span text:style-name="T98">။</text:span><text:span text:style-name="T99"> </text:span><text:span text:style-name="T100">ယေဘုယျအားဖြင့်</text:span><text:span text:style-name="T101"> </text:span><text:span text:style-name="T102">အခြားသူ၏မြေပုံထုတ်မှုကို</text:span><text:span text:style-name="T103"> </text:span><text:span text:style-name="T104">မပယ်ဖျက်သင့်ပေ။</text:span><text:span text:style-name="T105"> </text:span><text:span text:style-name="T106">သို့မှသာ</text:span><text:span text:style-name="T107"> </text:span><text:span text:style-name="T108">တိုးတက်မှုရှိသောမြေပုံအဖြစ်သို့ရောက်ရှိမည်။</text:span><text:span text:style-name="T109"> </text:span><text:span text:style-name="T110">ကိုယ်ပိုင်အမှားပြုလုပ်ချက်ကို</text:span><text:span text:style-name="T111"> </text:span><text:span text:style-name="T112">ပယ်ဖျက်နိုင်ပြီး</text:span><text:span text:style-name="T113"> </text:span><text:span text:style-name="T114">အခြားသူများ</text:span><text:span text:style-name="T115"> </text:span><text:span text:style-name="T116">ထုတ်ထားသည့်အရာများ</text:span><text:span text:style-name="T117"> </text:span><text:span text:style-name="T118">ပြောင်းလဲရန်လိုအပ်ပါက</text:span><text:span text:style-name="T119"> </text:span><text:span text:style-name="T120">*ချိန်ညှိ</text:span> ရန်ကြိုးစားပါ။ ယင်းသို့လုပ်ဆောင်ခြင်းဖြင့် OSM ၏ အချက်အလက်သိုမှီးမှုအတွင်းရှိ အကြောင်းအရာများ၏သမိုင်းကြောင်းကို ထိန်းသိမ်းရာရောက်ပြီး မြေပုံရေးဆွဲသူအချင်းချင်း လေးစားသမှုရှိရာလည်းဆောင်၏။ မြေပုံတွင်ဖော်ပြထားသော အကြောင်းအရာတစ်ခုခုကို ပယ်ဖျက်သင့်ကြောင်း အမှန်တကယ်ယုံကြည်ပါက မူရင်းရေးဆွဲသူ သို့မဟုတ် OSM သို့ အီးမေးလ်ပို့မေးမြန်းရန် ဦးစွာစဉ်းစားသင့်သည်။</text:p>
      <text:h text:style-name="Heading_20_3" text:outline-level="3">ပုံသဏ္ဍာန်များရေးဆွဲခြင်း(Polygons)</text:h>
      <text:p text:style-name="First_20_paragraph">ပုံသဏ္ဍာန်အမျိုးမျိုးကို ရေးဆွဲရန်အတွက်<text:span text:style-name="T121">Area</text:span> ခလုတ်ကိုနှိပ်ပါ။ <draw:frame draw:name="img37" svg:width="0.6451612903225806in" svg:height="0.25000in"><draw:image xlink:href="Pictures/36.png" xlink:type="simple" xlink:show="embed" xlink:actuate="onLoad"/></draw:frame></text:p>
      <text:list text:style-name="L7">
        <text:list-item>
          <text:p text:style-name="P9">mouse ၏ ညွှန်ပြကိရိယာသည် (+) လက္ခဏာသို့ပြောင်းလဲဖော်ပြမည်။ ပုံရိပ်ကိုလမ်းညွှန် အဖြစ်အသုံးပြုလျက် အဆောက်အဦ၏ပုံသဏ္ဍာန်ကို မှန်းဆယူပါ။</text:p>
        </text:list-item>
        <text:list-item>
          <text:p text:style-name="P9">အချက်အလက်ဖြည့်စွက်မှုပေါ်မူတည်လျက် ပုံသဏ္ဍာန်၏အရောင်ပြောင်းလဲမည်ကိုသတိပြုပါ။<text:line-break/><draw:frame draw:name="img38" svg:width="431.25pt" svg:height="294.75pt"><draw:image xlink:href="Pictures/37.png" xlink:type="simple" xlink:show="embed" xlink:actuate="onLoad"/></draw:frame></text:p>
        </text:list-item>
        <text:list-item>
          <text:p text:style-name="P9">ပုံသဏ္ဍာန်တို့အတွက်အသုံးပြုရမည့် ကိရိယာများသည် မျဉ်းကြောင်းများအတွက်သုံးသည့် ကိရိယာများနှင့် အတူတူပင်ဖြစ်၏။</text:p>
        </text:list-item>
      </text:list>
      <text:p text:style-name="First_20_paragraph">iD Editor တွင်ရှိသော ပုံသဏ္ဍာန်အမျိုးမျိုးသည် လမ်းကြောင်းပိတ်(စမှတ်ဆုံးမှတ်တူ)များဖြစ်ပြီး ဖော်ညွှန်းချက်များပါရှိမည်ဖြစ်၏။ ယင်းကို “closed way” ဟုခေါ်သည်။</text:p>
      <text:h text:style-name="Heading_20_2" text:outline-level="2">ပြောင်းလဲမှုများကိုသိမ်းဆည်းခြင်း</text:h>
      <text:p text:style-name="First_20_paragraph">ပြုပြင်တည်းဖြတ်မှုကိုသိမ်းဆည်းလိုပါက<text:span text:style-name="T122">Save</text:span> ခလုတ်ကို နှိပ်ပါ။ မြေပုံ၏ဘယ်ဘက်တွင် OpenStreetMap သို့သိမ်းဆည်းရန်အတွက် ညွှန်ပြချက်ပေါ်လာမည်ဖြစ်သည်။<text:line-break/><draw:frame draw:name="img39" svg:width="405.75pt" svg:height="274.5pt"><draw:image xlink:href="Pictures/38.png" xlink:type="simple" xlink:show="embed" xlink:actuate="onLoad"/></draw:frame></text:p>
      <text:list text:style-name="L8">
        <text:list-item>
          <text:p text:style-name="P10">တည်းဖြတ်မှုအတွက် ရှင်းလင်းချက်ရေးသားပြီး<text:span text:style-name="T123">Save</text:span> ခလုတ်ကိုနှိပ်ပါ။</text:p>
        </text:list-item>
      </text:list>
      <text:p text:style-name="P11">အကယ်၍ မြေပုံနေရာတစ်ခုတည်းအတွက် ပြင်ဆင်တည်းဖြတ်သူနှစ်ဦးမှ တစ်ပြိုင်တည်း၊ တည်းဖြတ်မှုပြုသည့်အခါတွင် <text:span text:style-name="T124">တိုက်ဆိုင်မှု</text:span>ကို ဖြေရှင်းပြီးသည်အထိ ခေတ္တစောင့်ဆိုင်းရမည်။ ပြီးမှသာ စိစစ်လက်ခံမည်ဖြစ်သည်။ <text:span text:style-name="T125">တိုက်ဆိုင်မှုကိုဖြေရှင်းရာတွင်</text:span><text:span text:style-name="T126"> </text:span><text:span text:style-name="T127">အခြားသူ၏တည်းဖြတ်မှုကိုလက်ခံရခြင်း၊</text:span><text:span text:style-name="T128"> </text:span><text:span text:style-name="T129">ပြန်လည်တည်းဖြတ်ရခြင်း</text:span><text:span text:style-name="T130"> </text:span><text:span text:style-name="T131">တို့ပါဝင်နိုင်သည်။</text:span><text:span text:style-name="T132"> </text:span><text:span text:style-name="T133">(</text:span><text:span text:style-name="T134">နောက်တစ်ကြိမ်တိုက်ဆိုင်မှုကိုရှောင်ရှားရန်အတွက်</text:span><text:span text:style-name="T135"> </text:span><text:span text:style-name="T136">အချိန်ကုန်သက်သာစေသည်။</text:span><text:span text:style-name="T137">)</text:span></text:p>
      <text:h text:style-name="Heading_20_2" text:outline-level="2">ထပ်ဆောင်းသတင်းအချက်အလက်နှင့် မိမိနှစ်သက်ရာရည်ညွှန်းချက်များ</text:h>
      <text:p text:style-name="First_20_paragraph">အကြောင်းအရာတစ်ခုကို တည်းဖြတ်မှုပြုစဉ်တွင် သင်္ကေတရုပ်ပုံများပါဝင်သော အတန်းရှည်တစ်ခုကို အချက်အလက်ဖော်ပြသောဘောင်ကွက်၏ အောက်ခြေတွင်တွေ့မြင်နိုင်သည်။ ထိုသင်္ကေတများကို အသုံးပြု၍ ထပ်ဆောင်းသတင်းအချက်အလက်များကို ထည့်သွင်းနိုင်သည်။</text:p>
      <text:list text:style-name="L9">
        <text:list-item>
          <text:p text:style-name="P12">မြေပြင်အနိမ့်အမြင့်ထည့်သွင်းခြင်း <draw:frame draw:name="img40" svg:width="0.25in" svg:height="0.25000in"><draw:image xlink:href="Pictures/39.png" xlink:type="simple" xlink:show="embed" xlink:actuate="onLoad"/></draw:frame></text:p>
        </text:list-item>
        <text:list-item>
          <text:p text:style-name="P12">မှတ်စုများထည့်သွင်းခြင်း <draw:frame draw:name="img41" svg:width="0.25in" svg:height="0.25000in"><draw:image xlink:href="Pictures/40.png" xlink:type="simple" xlink:show="embed" xlink:actuate="onLoad"/></draw:frame></text:p>
        </text:list-item>
        <text:list-item>
          <text:p text:style-name="P12">ဆက်သွယ်ရန်လိပ်စာများ/ဖုန်းနံပါတ်ထည့်သွင်းခြင်း <draw:frame draw:name="img42" svg:width="0.25in" svg:height="0.25000in"><draw:image xlink:href="Pictures/41.png" xlink:type="simple" xlink:show="embed" xlink:actuate="onLoad"/></draw:frame></text:p>
        </text:list-item>
        <text:list-item>
          <text:p text:style-name="P12">အချက်အလက်ရင်းမြစ်ရည်ညွှန်းချက်ထည့်သွင်းခြင်း <draw:frame draw:name="img43" svg:width="0.25609756097560976in" svg:height="0.25000in"><draw:image xlink:href="Pictures/42.png" xlink:type="simple" xlink:show="embed" xlink:actuate="onLoad"/></draw:frame></text:p>
        </text:list-item>
        <text:list-item>
          <text:p text:style-name="P12">အင်တာနက်စာမျက်နှာထည့်သွင်းခြင်း <draw:frame draw:name="img44" svg:width="0.24390243902439024in" svg:height="0.25000in"><draw:image xlink:href="Pictures/43.png" xlink:type="simple" xlink:show="embed" xlink:actuate="onLoad"/></draw:frame></text:p>
        </text:list-item>
        <text:list-item>
          <text:p text:style-name="P12">ရရှိလွယ်သော သတင်းအချက်အလက်များကိုထည့်သွင်းခြင်း <draw:frame draw:name="img45" svg:width="0.25in" svg:height="0.25000in"><draw:image xlink:href="Pictures/44.png" xlink:type="simple" xlink:show="embed" xlink:actuate="onLoad"/></draw:frame></text:p>
        </text:list-item>
        <text:list-item>
          <text:p text:style-name="P12">Wikipedia နှင့်ချိတ်ဆက်ရန် link ထည့်သွင်းခြင်း <draw:frame draw:name="img46" svg:width="0.25in" svg:height="0.25000in"><draw:image xlink:href="Pictures/45.png" xlink:type="simple" xlink:show="embed" xlink:actuate="onLoad"/></draw:frame></text:p>
        </text:list-item>
      </text:list>
      <text:p text:style-name="First_20_paragraph">သို့မဟုတ် သင်နှစ်သက်ရာရည်ညွှန်းချက်များကိုထည့်သွင်းလိုပါက<text:span text:style-name="T138">All</text:span><text:span text:style-name="T139"> </text:span><text:span text:style-name="T140">tags</text:span>ကိုနှိပ်ပါ။ <draw:frame draw:name="img47" svg:width="0.75in" svg:height="0.25000in"><draw:image xlink:href="Pictures/46.png" xlink:type="simple" xlink:show="embed" xlink:actuate="onLoad"/></draw:frame></text:p>
      <text:list text:style-name="L10">
        <text:list-item>
          <text:p text:style-name="P13">ရွေးချယ်ထားသော အကြောင်းအရာ၏လက္ခဏာရပ်အတွက် တွဲစပ်ဖော်ပြမည့်အညွှန်းများကိုပြသမည်။<text:line-break/><draw:frame draw:name="img48" svg:width="375.0pt" svg:height="155.0pt"><draw:image xlink:href="Pictures/47.png" xlink:type="simple" xlink:show="embed" xlink:actuate="onLoad"/></draw:frame></text:p>
        </text:list-item>
        <text:list-item>
          <text:p text:style-name="P13">အပေါင်း(+)လက္ခဏာနေရာကိုနှိပ်၍ အချက်အလက်နှင့်ယင်း၏တန်ဖိုးများကိုပေါင်းထည့်နိုင်ပြီး ပယ်ဖျက်လိုပါက အမှိုက်ပုံးသင်္ကေတကိုနှိပ်ပါ။</text:p>
        </text:list-item>
      </text:list>
      <text:h text:style-name="Heading_20_2" text:outline-level="2">iD Editor နှင့် JOSM ဆော့ဖ်ဝဲလ် တို့နှိုင်းယှဉ်ချက်</text:h>
      <text:p text:style-name="First_20_paragraph"><text:span text:style-name="T141">iD</text:span><text:span text:style-name="T142"> </text:span><text:span text:style-name="T143">Editor</text:span><text:span text:style-name="T144"> </text:span><text:span text:style-name="T145">၏</text:span><text:span text:style-name="T146"> </text:span><text:span text:style-name="T147">အားသာမှုများမှာ…</text:span></text:p>
      <text:list text:style-name="L11">
        <text:list-item>
          <text:p text:style-name="P14">လွယ်ကူရိုးရှင်းသောတည်းဖြတ်မှုများပြုလုပ်လျှင်</text:p>
        </text:list-item>
        <text:list-item>
          <text:p text:style-name="P14">ပုံရိပ်ရယူရန်နှင့်တည်းဖြတ်မှုကိုသိမ်းဆည်းရန် မြန်ဆန်သောအင်တာနက်လိုင်းရှိလျှင်</text:p>
        </text:list-item>
        <text:list-item>
          <text:p text:style-name="P14">ရှိရင်းစွဲအကြောင်းအရာနှင့် ရိုးရှင်းသောဖော်ညွှန်းချက်အစီအစဉ်အတိုင်း လိုက်ပါဆောင်ရွက်လိုလျှင်</text:p>
        </text:list-item>
        <text:list-item>
          <text:p text:style-name="P14">သင်အသုံးပြုသောကွန်ပျူတာတွင် ဆော့ဖ်ဝဲလ်ထည့်သွင်းမှု အကန့်အသတ်ရှိလျှင် စသည့်အခြေအနေများတွင်သုံးနိုင်ပါသည်။</text:p>
        </text:list-item>
      </text:list>
      <text:p text:style-name="First_20_paragraph"><text:span text:style-name="T148">JOSM</text:span><text:span text:style-name="T149"> </text:span><text:span text:style-name="T150">ဆော့ဖ်ဝဲလ်၏</text:span><text:span text:style-name="T151"> </text:span><text:span text:style-name="T152">ပိုမိုအားသာချက်များမှာ…</text:span></text:p>
      <text:list text:style-name="L12">
        <text:list-item>
          <text:p text:style-name="P15">အဆောက်အဦများစွာထည့်သွင်းလိုလျှင် (အဆောက်အဦများအတွက်သုံးသော ကိရိယာ plugin)</text:p>
        </text:list-item>
        <text:list-item>
          <text:p text:style-name="P15">ရှိပြီးသားပုံသဏ္ဍာန်များနှင့် မျဉ်းကြောင်းများကိုတည်းဖြတ်လိုလျှင်</text:p>
        </text:list-item>
        <text:list-item>
          <text:p text:style-name="P15">အင်တာနက်ချိတ်ဆက်မှုမရရှိလျှင်</text:p>
        </text:list-item>
        <text:list-item>
          <text:p text:style-name="P15">ကြိုတင်သတ်မှတ်ချက်များ ၊ သီးသန့်ရည်ညွှန်းချက်များ အတွက်အသုံးပြုလိုလျှင်</text:p>
        </text:list-item>
      </text:list>
      <text:list text:style-name="L13">
        <text:list-item>
          <text:p text:style-name="P16">ဤနေရာ<text:a xlink:type="simple" xlink:href="/my/mobile-mapping/field-papers/" office:name=""><text:span text:style-name="Definition">section of LearnOSM</text:span></text:a> တွင် Field Papers အကြောင်းနှင့်ပါတ်သက်၍ သတင်းအချက်အလက်အစုံအလင်ရှိပါသည်။ <text:a xlink:type="simple" xlink:href="#fnref:fieldpaper" office:name=""><text:span text:style-name="Definition">↩</text:span></text:a></text:p>
        </text:list-item>
      </text:list>
      <text:p text:style-name="First_20_paragraph">ဤအခန်းသည် သင့်အတွက်အထောက်အကူပြုပါသလား။ <text:a xlink:type="simple" xlink:href="/my/contribute" office:name="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text:style-name="L14">
        <text:list-item>
          <text:p text:style-name="P17"><text:a xlink:type="simple" xlink:href="mailto:learnosm@hotosm.org" office:name=""><text:span text:style-name="Definition">learnosm@hotosm.org</text:span></text:a></text:p>
        </text:list-item>
        <text:list-item>
          <text:p text:style-name="P17"><text:a xlink:type="simple" xlink:href="https://twitter.com/learnosm" office:name=""><text:span text:style-name="Definition">@learnOSM</text:span></text:a></text:p>
        </text:list-item>
        <text:list-item>
          <text:p text:style-name="P17"><text:a xlink:type="simple" xlink:href="http://github.com/hotosm/learnosm" office:name=""><text:span text:style-name="Definition">Hosted on Github</text:span></text:a></text:p>
        </text:list-item>
      </text:list>
      <text:p text:style-name="First_20_paragraph"><text:a xlink:type="simple" xlink:href="http://creativecommons.org/publicdomain/zero/1.0/" office:name=""><text:span text:style-name="Definition"><text:span text:style-name="T153">CC0</text:span></text:span></text:a></text:p>
      <text:p text:style-name="Text_20_body">Official <text:a xlink:type="simple" xlink:href="http://hot.openstreetmap.org/" office:name=""><text:span text:style-name="Definition">HOT OSM</text:span></text:a> learning materials <text:a xlink:type="simple" xlink:href="http://hot.openstreetmap.org/" office:name=""><text:span text:style-name="Definition"/></text:a> <text:a xlink:type="simple" xlink:href="http://www.ausaid.gov.au/" office:name=""><text:span text:style-name="Definition"/></text:a> <text:a xlink:type="simple" xlink:href="http://www.bnpb.go.id/" office:name=""><text:span text:style-name="Definition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</office:meta>
</office:document-meta>
</file>